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013" table:default-cell-style-name="ce2"/>
        <table:table-row table:style-name="ro1">
          <table:table-cell office:value-type="string" calcext:value-type="string">
            <text:p>July-September data by type of media</text:p>
          </table:table-cell>
          <table:table-cell table:style-name="ce4" table:number-columns-repeated="3"/>
          <table:table-cell table:style-name="ce6"/>
          <table:table-cell table:number-columns-repeated="1019"/>
        </table:table-row>
        <table:table-row table:style-name="ro2">
          <table:table-cell office:value-type="string" calcext:value-type="string">
            <text:p>type</text:p>
          </table:table-cell>
          <table:table-cell table:style-name="ce4" office:value-type="string" calcext:value-type="string">
            <text:p>docs</text:p>
          </table:table-cell>
          <table:table-cell table:style-name="ce4" office:value-type="string" calcext:value-type="string">
            <text:p>raw_tokens</text:p>
          </table:table-cell>
          <table:table-cell table:style-name="ce4" office:value-type="string" calcext:value-type="string">
            <text:p>raw_wc_mean</text:p>
          </table:table-cell>
          <table:table-cell table:style-name="ce6" office:value-type="string" calcext:value-type="string">
            <text:p>preprocessed_tokens</text:p>
          </table:table-cell>
          <table:table-cell office:value-type="string" calcext:value-type="string">
            <text:p>lemmas_mean</text:p>
          </table:table-cell>
          <table:table-cell office:value-type="string" calcext:value-type="string">
            <text:p>sourc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ess</text:p>
          </table:table-cell>
          <table:table-cell table:style-name="ce4" office:value-type="float" office:value="74489" calcext:value-type="float">
            <text:p>74489</text:p>
          </table:table-cell>
          <table:table-cell table:style-name="ce4" office:value-type="float" office:value="24728870" calcext:value-type="float">
            <text:p>24728870</text:p>
          </table:table-cell>
          <table:table-cell table:style-name="ce5" office:value-type="string" calcext:value-type="string">
            <text:p>332.0+/-405.5</text:p>
          </table:table-cell>
          <table:table-cell table:style-name="ce5" office:value-type="float" office:value="29807030" calcext:value-type="float">
            <text:p>29807030</text:p>
          </table:table-cell>
          <table:table-cell office:value-type="string" calcext:value-type="string">
            <text:p>400.2+/-501.6</text:p>
          </table:table-cell>
          <table:table-cell office:value-type="float" office:value="374" calcext:value-type="float">
            <text:p>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V</text:p>
          </table:table-cell>
          <table:table-cell table:style-name="ce4" office:value-type="float" office:value="8450" calcext:value-type="float">
            <text:p>8450</text:p>
          </table:table-cell>
          <table:table-cell table:style-name="ce4" office:value-type="float" office:value="1877468" calcext:value-type="float">
            <text:p>1877468</text:p>
          </table:table-cell>
          <table:table-cell table:style-name="ce5" office:value-type="string" calcext:value-type="string">
            <text:p>222.2+/-319.1</text:p>
          </table:table-cell>
          <table:table-cell table:style-name="ce5" office:value-type="float" office:value="2295183" calcext:value-type="float">
            <text:p>2295183</text:p>
          </table:table-cell>
          <table:table-cell office:value-type="string" calcext:value-type="string">
            <text:p>271.6+/-393.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cial media</text:p>
          </table:table-cell>
          <table:table-cell table:style-name="ce4" office:value-type="float" office:value="1706343" calcext:value-type="float">
            <text:p>1706343</text:p>
          </table:table-cell>
          <table:table-cell table:style-name="ce4" office:value-type="float" office:value="333432123" calcext:value-type="float">
            <text:p>333432123</text:p>
          </table:table-cell>
          <table:table-cell table:style-name="ce5" office:value-type="string" calcext:value-type="string">
            <text:p>195.4+/-316.2</text:p>
          </table:table-cell>
          <table:table-cell table:style-name="ce5" office:value-type="float" office:value="407335072" calcext:value-type="float">
            <text:p>407335072</text:p>
          </table:table-cell>
          <table:table-cell office:value-type="string" calcext:value-type="string">
            <text:p>238.7+/-383.6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table:number-columns-repeated="2"/>
          <table:table-cell table:style-name="ce5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Breakdown by month (inc. February-June data for Press+TV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s+TV</text:p>
          </table:table-cell>
          <table:table-cell/>
          <table:table-cell office:value-type="string" calcext:value-type="string">
            <text:p>social media</text:p>
          </table:table-cell>
          <table:table-cell/>
          <table:table-cell table:style-name="ce4" table:number-columns-repeated="5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preprocessed_tokens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reprocessed_token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February</text:p>
          </table:table-cell>
          <table:table-cell office:value-type="float" office:value="12730" calcext:value-type="float">
            <text:p>12730</text:p>
          </table:table-cell>
          <table:table-cell office:value-type="float" office:value="6165081" calcext:value-type="float">
            <text:p>6165081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March</text:p>
          </table:table-cell>
          <table:table-cell office:value-type="float" office:value="27290" calcext:value-type="float">
            <text:p>27290</text:p>
          </table:table-cell>
          <table:table-cell office:value-type="float" office:value="10720823" calcext:value-type="float">
            <text:p>1072082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pril</text:p>
          </table:table-cell>
          <table:table-cell office:value-type="float" office:value="19854" calcext:value-type="float">
            <text:p>19854</text:p>
          </table:table-cell>
          <table:table-cell office:value-type="float" office:value="7788265" calcext:value-type="float">
            <text:p>778826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May</text:p>
          </table:table-cell>
          <table:table-cell office:value-type="float" office:value="21353" calcext:value-type="float">
            <text:p>21353</text:p>
          </table:table-cell>
          <table:table-cell office:value-type="float" office:value="8257260" calcext:value-type="float">
            <text:p>825726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June</text:p>
          </table:table-cell>
          <table:table-cell office:value-type="float" office:value="15863" calcext:value-type="float">
            <text:p>15863</text:p>
          </table:table-cell>
          <table:table-cell office:value-type="float" office:value="5827623" calcext:value-type="float">
            <text:p>582762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July</text:p>
          </table:table-cell>
          <table:table-cell office:value-type="float" office:value="18246" calcext:value-type="float">
            <text:p>18246</text:p>
          </table:table-cell>
          <table:table-cell office:value-type="float" office:value="6694356" calcext:value-type="float">
            <text:p>6694356</text:p>
          </table:table-cell>
          <table:table-cell office:value-type="float" office:value="602303" calcext:value-type="float">
            <text:p>602303</text:p>
          </table:table-cell>
          <table:table-cell office:value-type="float" office:value="146876621" calcext:value-type="float">
            <text:p>14687662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August</text:p>
          </table:table-cell>
          <table:table-cell office:value-type="float" office:value="28715" calcext:value-type="float">
            <text:p>28715</text:p>
          </table:table-cell>
          <table:table-cell office:value-type="float" office:value="10693571" calcext:value-type="float">
            <text:p>10693571</text:p>
          </table:table-cell>
          <table:table-cell office:value-type="float" office:value="545679" calcext:value-type="float">
            <text:p>545679</text:p>
          </table:table-cell>
          <table:table-cell office:value-type="float" office:value="130446288" calcext:value-type="float">
            <text:p>13044628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eptember</text:p>
          </table:table-cell>
          <table:table-cell office:value-type="float" office:value="38337" calcext:value-type="float">
            <text:p>38337</text:p>
          </table:table-cell>
          <table:table-cell office:value-type="float" office:value="15528770" calcext:value-type="float">
            <text:p>15528770</text:p>
          </table:table-cell>
          <table:table-cell office:value-type="float" office:value="558361" calcext:value-type="float">
            <text:p>558361</text:p>
          </table:table-cell>
          <table:table-cell office:value-type="float" office:value="130012163" calcext:value-type="float">
            <text:p>130012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12:.B19])" office:value-type="float" office:value="182388" calcext:value-type="float">
            <text:p>182388</text:p>
          </table:table-cell>
          <table:table-cell table:formula="of:=SUM([.C12:.C19])" office:value-type="float" office:value="71675749" calcext:value-type="float">
            <text:p>71675749</text:p>
          </table:table-cell>
          <table:table-cell table:formula="of:=SUM([.D17:.D19])" office:value-type="float" office:value="1706343" calcext:value-type="float">
            <text:p>1706343</text:p>
          </table:table-cell>
          <table:table-cell table:formula="of:=SUM([.E17:.E19])" office:value-type="float" office:value="407335072" calcext:value-type="float">
            <text:p>40733507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reakdown for three major social networks (July-September 2022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unique authors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reprocessed_token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K</text:p>
          </table:table-cell>
          <table:table-cell office:value-type="float" office:value="86846" calcext:value-type="float">
            <text:p>86846</text:p>
          </table:table-cell>
          <table:table-cell office:value-type="float" office:value="574169" calcext:value-type="float">
            <text:p>574169</text:p>
          </table:table-cell>
          <table:table-cell office:value-type="float" office:value="111641639" calcext:value-type="float">
            <text:p>1116416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K</text:p>
          </table:table-cell>
          <table:table-cell office:value-type="float" office:value="157398" calcext:value-type="float">
            <text:p>157398</text:p>
          </table:table-cell>
          <table:table-cell office:value-type="float" office:value="923182" calcext:value-type="float">
            <text:p>923182</text:p>
          </table:table-cell>
          <table:table-cell office:value-type="float" office:value="233060393" calcext:value-type="float">
            <text:p>2330603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G</text:p>
          </table:table-cell>
          <table:table-cell office:value-type="float" office:value="3502" calcext:value-type="float">
            <text:p>3502</text:p>
          </table:table-cell>
          <table:table-cell office:value-type="float" office:value="47567" calcext:value-type="float">
            <text:p>47567</text:p>
          </table:table-cell>
          <table:table-cell office:value-type="float" office:value="7331795" calcext:value-type="float">
            <text:p>73317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office:value-type="float" office:value="247746" calcext:value-type="float">
            <text:p>247746</text:p>
          </table:table-cell>
          <table:table-cell table:formula="of:=SUM([.C25:.C27])" office:value-type="float" office:value="1544918" calcext:value-type="float">
            <text:p>1544918</text:p>
          </table:table-cell>
          <table:table-cell table:formula="of:=SUM([.D25:.D27])" office:value-type="float" office:value="352033827" calcext:value-type="float">
            <text:p>352033827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unilovskaya Maria</meta:initial-creator>
    <meta:creation-date>2022-11-16T15:46:58.415620274</meta:creation-date>
    <dc:date>2023-04-06T16:31:19.874782696</dc:date>
    <dc:creator>Maria Kunilovskaya</dc:creator>
    <meta:editing-duration>PT5H51M14S</meta:editing-duration>
    <meta:editing-cycles>11</meta:editing-cycles>
    <meta:generator>LibreOffice/7.3.7.2$Linux_X86_64 LibreOffice_project/30$Build-2</meta:generator>
    <meta:document-statistic meta:table-count="1" meta:cell-count="91" meta:object-count="0"/>
    <meta:user-defined meta:name=""/>
  </office:meta>
</office:document-meta>
</file>